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4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5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6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7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8" style:parent-style-name="Standard" style:family="paragraph">
      <style:text-properties style:font-name="Calibri Light" style:font-name-complex="Calibri Light" fo:color="#000000" fo:font-size="12pt" style:font-size-asian="12pt" style:font-size-complex="12pt"/>
    </style:style>
    <style:style style:name="P29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30" style:parent-style-name="Standard" style:family="paragraph">
      <style:paragraph-properties fo:text-align="center" fo:margin-left="-0.827in">
        <style:tab-stops/>
      </style:paragraph-properties>
    </style:style>
    <style:style style:name="P31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32" style:parent-style-name="Standard" style:family="paragraph">
      <style:text-properties fo:color="#E7A8E5"/>
    </style:style>
    <style:style style:name="P33" style:parent-style-name="Unterschrift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Zielkonflikte</text:p>
      <text:p text:style-name="P23">Ich habe relativ oft und gerne am Projekt gearbeitet, sodass<text:s/>es keine zeitlichen Sorgen gab, aber ich merkte relativ spät, dass ich als Einer-Team das falsche Vorgehensmodell gewählt habe und musste während der Projektphase von „Scrum“ auf „erweitertes Wasserfallmodell“ wechseln.</text:p>
      <text:p text:style-name="P24">Dabei habe ich die Dokumente aus „Scrum“ weiterhin übernommen und mir<text:s/>dafür<text:s/>vorgenommen in Zukunft<text:s/>besser darauf zu achten.</text:p>
      <text:p text:style-name="P25">Und ein<text:s/>Problem nahmen Sie mir<text:s/>bereits<text:s/>zu Beginn der Projektphase ab, indem Sie mir genehmigten alleine zu arbeiten (aufgrund von Ihnen privat beschriebenen Problemen). Nochmal vielen Dank dafür.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Anrede"/>
      <text:p text:style-name="Anrede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0T20:10:00Z</dc:date>
    <meta:template xlink:href="Briefkopf%20Erdfarben.dotx" xlink:type="simple"/>
    <meta:editing-cycles>29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85" meta:character-count="624" meta:row-count="4" meta:non-whitespace-character-count="540"/>
  </office:meta>
</office:document-meta>
</file>